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111111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111111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  <style:text-properties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 fo:text-indent="0in"/>
    </style:style>
    <style:style style:name="T44" style:parent-style-name="Основнойшрифтабзаца" style:family="text">
      <style:text-properties fo:color="#000000" style:font-size-complex="14pt"/>
    </style:style>
    <style:style style:name="T45" style:parent-style-name="Основнойшрифтабзаца" style:family="text">
      <style:text-properties fo:color="#111111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 fo:text-indent="0in"/>
      <style:text-properties fo:color="#111111"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Textbody" style:family="paragraph">
      <style:paragraph-properties fo:text-indent="0in"/>
      <style:text-properties fo:color="#111111"/>
    </style:style>
    <style:style style:name="T59" style:parent-style-name="Основнойшрифтабзаца" style:family="text">
      <style:text-properties fo:font-style="italic" style:font-style-asian="italic" style:font-size-complex="14pt"/>
    </style:style>
    <style:style style:name="T60" style:parent-style-name="Основнойшрифтабзаца" style:family="text">
      <style:text-properties fo:font-style="italic" style:font-style-asian="italic" style:font-size-complex="14pt" fo:language="en" fo:country="US"/>
    </style:style>
    <style:style style:name="T61" style:parent-style-name="Основнойшрифтабзаца" style:family="text">
      <style:text-properties fo:font-style="italic" style:font-style-asian="italic" style:font-size-complex="14pt"/>
    </style:style>
    <style:style style:name="T62" style:parent-style-name="Основнойшрифтабзаца" style:family="text">
      <style:text-properties fo:font-style="italic" style:font-style-asian="italic" style:font-size-complex="14pt" fo:language="en" fo:country="US"/>
    </style:style>
    <style:style style:name="T63" style:parent-style-name="Основнойшрифтабзаца" style:family="text">
      <style:text-properties fo:font-style="italic" style:font-style-asian="italic" style:font-size-complex="14pt"/>
    </style:style>
    <style:style style:name="P64" style:parent-style-name="Textbody" style:family="paragraph">
      <style:paragraph-properties fo:text-align="center" fo:text-indent="0in"/>
    </style:style>
    <style:style style:name="P65" style:parent-style-name="Textbody" style:family="paragraph">
      <style:paragraph-properties fo:text-indent="0in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Textbody" style:family="paragraph">
      <style:text-properties style:font-size-complex="14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6" style:parent-style-name="Standard" style:family="paragraph">
      <style:paragraph-properties fo:text-indent="0.4916in"/>
    </style:style>
    <style:style style:name="T8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8" style:parent-style-name="Заголовок1" style:family="paragraph">
      <style:paragraph-properties fo:break-before="page"/>
    </style:style>
    <style:style style:name="T89" style:parent-style-name="Основнойшрифтабзаца" style:family="text">
      <style:text-properties fo:font-weight="bold" style:font-weight-asian="bold" style:font-weight-complex="bold"/>
    </style:style>
    <style:style style:name="T9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1" style:parent-style-name="Основнойшрифтабзаца" style:family="text">
      <style:text-properties fo:font-weight="bold" style:font-weight-asian="bold" style:font-weight-complex="bold"/>
    </style:style>
    <style:style style:name="T9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Заголовок1" style:family="paragraph">
      <style:paragraph-properties fo:break-before="page"/>
    </style:style>
    <style:style style:name="P114" style:parent-style-name="Textbody" style:family="paragraph">
      <style:text-properties fo:color="#000000"/>
    </style:style>
    <style:style style:name="P115" style:parent-style-name="Table" style:family="paragraph">
      <style:paragraph-properties fo:keep-with-next="always"/>
    </style:style>
    <style:style style:name="TableColumn117" style:family="table-column">
      <style:table-column-properties style:column-width="0.5868in" style:use-optimal-column-width="false"/>
    </style:style>
    <style:style style:name="TableColumn118" style:family="table-column">
      <style:table-column-properties style:column-width="2.8791in" style:use-optimal-column-width="false"/>
    </style:style>
    <style:style style:name="TableColumn119" style:family="table-column">
      <style:table-column-properties style:column-width="3.0305in" style:use-optimal-column-width="false"/>
    </style:style>
    <style:style style:name="Table116" style:family="table">
      <style:table-properties style:width="6.4965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indent="0in"/>
      <style:text-properties fo:font-size="12pt" style:font-size-asian="12pt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indent="0in"/>
      <style:text-properties fo:font-size="12pt" style:font-size-asian="12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indent="0in"/>
      <style:text-properties fo:font-size="12pt" style:font-size-asian="12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2pt" style:font-size-asian="12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2pt" style:font-size-asian="12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indent="0in"/>
    </style:style>
    <style:style style:name="T139" style:parent-style-name="Основнойшрифтабзаца" style:family="text">
      <style:text-properties fo:font-size="12pt" style:font-size-asian="12pt"/>
    </style:style>
    <style:style style:name="T140" style:parent-style-name="Основнойшрифтабзаца" style:family="text">
      <style:text-properties fo:font-size="12pt" style:font-size-asian="12pt" fo:language="en" fo:country="US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indent="0in"/>
    </style:style>
    <style:style style:name="T143" style:parent-style-name="Основнойшрифтабзаца" style:family="text">
      <style:text-properties fo:font-size="12pt" style:font-size-asian="12pt" fo:language="en" fo:country="US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size="12pt" style:font-size-asian="12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indent="0in"/>
    </style:style>
    <style:style style:name="T149" style:parent-style-name="Основнойшрифтабзаца" style:family="text">
      <style:text-properties fo:font-size="12pt" style:font-size-asian="12pt" fo:language="en" fo:country="US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2pt" style:font-size-asian="12pt" fo:language="en" fo:country="US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indent="0in"/>
    </style:style>
    <style:style style:name="T159" style:parent-style-name="Основнойшрифтабзаца" style:family="text">
      <style:text-properties fo:font-size="12pt" style:font-size-asian="12pt" fo:language="en" fo:country="US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2pt" style:font-size-asian="12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indent="0in"/>
    </style:style>
    <style:style style:name="T167" style:parent-style-name="Основнойшрифтабзаца" style:family="text">
      <style:text-properties fo:font-size="12pt" style:font-size-asian="12pt" fo:language="en" fo:country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2pt" style:font-size-asian="12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2pt" style:font-size-asian="12pt" fo:language="en" fo:country="US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12pt" style:font-size-asian="12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2pt" style:font-size-asian="12pt" fo:language="en" fo:country="U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2pt" style:font-size-asian="12pt" fo:language="en" fo:country="US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indent="0in"/>
    </style:style>
    <style:style style:name="T203" style:parent-style-name="Основнойшрифтабзаца" style:family="text">
      <style:text-properties fo:font-size="12pt" style:font-size-asian="12pt" fo:language="en" fo:country="US"/>
    </style:style>
    <style:style style:name="P204" style:parent-style-name="Textbody" style:family="paragraph">
      <style:text-properties fo:color="#000000"/>
    </style:style>
    <style:style style:name="P205" style:parent-style-name="Standard" style:family="paragraph">
      <style:text-properties fo:color="#FF0000" fo:language="en" fo:country="US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1</text:span></text:p>
      <text:p text:style-name="P20"><text:span text:style-name="T21">по дисциплине<text:s/></text:span><text:span text:style-name="T22">«</text:span><text:span text:style-name="T23">Алгоритмы и структуры данных</text:span><text:span text:style-name="T24">»</text:span></text:p>
      <text:p text:style-name="P25"><text:span text:style-name="T26">Тема:Рекурсия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 9304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Прокофьев М.Д</text:span><text:span text:style-name="T45">.</text:span>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Филатов А.Ю.</text:p>
          </table:table-cell>
        </table:table-row>
      </table:table>
      <text:p text:style-name="P53"/>
      <text:p text:style-name="P54"/>
      <text:p text:style-name="P55">Санкт-Петербург</text:p>
      <text:p text:style-name="P56">2020</text:p>
      <text:soft-page-break/>
      <text:h text:style-name="P57" text:outline-level="2">Цель работы.</text:h>
      <text:p text:style-name="P58"><text:tab/>Узнать о рекурсии и о ее использовании в практике</text:p>
      <text:h text:style-name="Заголовок2" text:outline-level="2">Задание.</text:h>
      <text:p text:style-name="Textbody"><text:span text:style-name="T59">Функция<text:s/></text:span><text:span text:style-name="T60">f</text:span><text:span text:style-name="T61">(</text:span><text:span text:style-name="T62">n</text:span><text:span text:style-name="T63">) определена для целых положительных чисел:</text:span></text:p>
      <text:p text:style-name="P64"><draw:frame draw:style-name="a0" text:anchor-type="as-char" svg:x="0in" svg:y="0in" svg:width="2.46956in" svg:height="0.74783in" style:rel-width="scale" style:rel-height="scale"><draw:object xlink:href="Object 1/" xlink:type="simple" xlink:show="embed" xlink:actuate="onLoad"/></draw:frame></text:p>
      <text:p text:style-name="P65">Вычислить<text:s/><text:span text:style-name="T66">f</text:span>(<text:span text:style-name="T67">k</text:span>)<text:s/>для<text:s/><text:span text:style-name="T68">k</text:span>=15,16…,30</text:p>
      <text:h text:style-name="Заголовок2" text:outline-level="2">Выполнение работы.</text:h>
      <text:p text:style-name="P69">Для выполнения работы была<text:s/>создана функция: f(int n).<text:s/>Рекурсивная функция f(n) сделана в соответствии с условиями задачи. При ее вызове с определенным аргументом суммируются последовательно функции, аргументы которых равны целому числу от деления аргумента на, соответственно, итератор. Если аргумент функции равен 1, то и сама функция равна 1. В угоду меньшего заполнения стека в самой функции не вызывается рекурсия для f(2) или f(1), они “заведомо в программе равны” 1. Поэтому существует переменная “quantity” которая отвечает за количество “единиц”. Всего в сумме слагаемых (n-1), учитывая то что складывается суммы с итерированием от 2 до n. По некоторой закономерности, количество слагаемых, которые не равны 1, и которые соответственно “нуждаются в вызове рекурсией”, равно (n/3)-1. Соответственно, переменная “quantity” равна ((n-1)-((n/3)-1)=n-(n/3)) Таким образом, сначала вычитывается сумма тех функций, где рекурсия просто необходима, а потом прибавляется определенное количество единиц к сумме. Соответственно уменьшается количество данных, идущих в стек.</text:p>
      <text:p text:style-name="Textbody"><text:span text:style-name="T70">На ввод пользователю подаётся строка</text:span><text:span text:style-name="T71"><text:s/></text:span><text:span text:style-name="T72">vvod</text:span><text:span text:style-name="T73">, которая позже преобразуется в<text:s/></text:span><text:span text:style-name="T74">int</text:span><text:span text:style-name="T75"><text:s/></text:span><text:span text:style-name="T76">с помощью функции<text:s/></text:span><text:span text:style-name="T77">atoi</text:span><text:span text:style-name="T78"><text:s/></text:span><text:span text:style-name="T79">из библиотеки<text:s/></text:span><text:span text:style-name="T80">stdlib</text:span><text:span text:style-name="T81"><text:s/>и запишется в переменную<text:s/></text:span><text:span text:style-name="T82">res</text:span><text:span text:style-name="T83">, от которой будет вызываться функция<text:s/></text:span><text:span text:style-name="T84">f</text:span><text:span text:style-name="T85">.</text:span></text:p>
      <text:h text:style-name="Заголовок2" text:outline-level="2"/>
      <text:h text:style-name="Заголовок2" text:outline-level="2"/>
      <text:h text:style-name="Заголовок2" text:outline-level="2">Выводы</text:h>
      <text:p text:style-name="P86">Изучена рекурсия. Написана рекурсивная функция, включающая в себе сумму рекурсивных функций.<text:span text:style-name="T87"><text:s/>Использование рекурсии в решении этой задачи является оправданным поскольку, как минимум, функция, заданная в условии, вызывает саму себя.</text:span></text:p>
      <text:p text:style-name="Textbody"/>
      <text:soft-page-break/>
      <text:h text:style-name="P88" text:outline-level="1">Приложение А<text:line-break/>Исходный код программы</text:h>
      <text:p text:style-name="Standard"><text:s text:c="3"/><text:span text:style-name="T89"><text:s/>Файл:<text:s/></text:span><text:span text:style-name="T90">main</text:span><text:span text:style-name="T91">.</text:span><text:span text:style-name="T92">cpp</text:span></text:p>
      <text:p text:style-name="P93">#include &lt;iostream&gt;</text:p>
      <text:p text:style-name="P94">#include &lt;stdlib.h&gt;<text:s/></text:p>
      <text:p text:style-name="P95"/>
      <text:p text:style-name="P96">int f(int n)</text:p>
      <text:p text:style-name="P97">{</text:p>
      <text:p text:style-name="P98"><text:tab/>int sum=0, i=1, quantity=n-(n/3);</text:p>
      <text:p text:style-name="P99"><text:tab/>if((n==2)||(n==1)) return 1;</text:p>
      <text:p text:style-name="P100"><text:tab/>while((n/++i)&gt;2) sum+=f(n/i);</text:p>
      <text:p text:style-name="P101"><text:tab/>sum+=quantity;</text:p>
      <text:p text:style-name="P102"><text:tab/>return sum;</text:p>
      <text:p text:style-name="P103">}</text:p>
      <text:p text:style-name="P104">int main()</text:p>
      <text:p text:style-name="P105">{</text:p>
      <text:p text:style-name="P106"><text:tab/>char vvod[256]; int res=0;</text:p>
      <text:p text:style-name="P107"><text:tab/>gets(vvod);</text:p>
      <text:p text:style-name="P108"><text:tab/>res=atoi(vvod);</text:p>
      <text:p text:style-name="P109"><text:tab/>if(res&lt;1) std::cout &lt;&lt; "not answer";</text:p>
      <text:p text:style-name="P110"><text:tab/>else std::cout &lt;&lt; f(res);</text:p>
      <text:p text:style-name="P111"><text:s text:c="10"/>return 0;</text:p>
      <text:p text:style-name="P112">}</text:p>
      <text:soft-page-break/>
      <text:h text:style-name="P113" text:outline-level="1">Приложение В<text:line-break/>Тестирование</text:h>
      <text:p text:style-name="P114">Результаты тестирования представлены в таблице Б.1</text:p>
      <text:p text:style-name="P115">Таблица Б.1 — Результаты тестирования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№ п/п</text:p>
          </table:table-cell>
          <table:table-cell table:style-name="TableCell123">
            <text:p text:style-name="P124">Входные данные</text:p>
          </table:table-cell>
          <table:table-cell table:style-name="TableCell125">
            <text:p text:style-name="P126">Выходные данные</text:p>
          </table:table-cell>
        </table:table-row>
        <table:table-row table:style-name="TableRow127">
          <table:table-cell table:style-name="TableCell128">
            <text:list text:style-name="LFO3" text:continue-numbering="true">
              <text:list-item>
                <text:p text:style-name="P129"/>
              </text:list-item>
            </text:list>
          </table:table-cell>
          <table:table-cell table:style-name="TableCell130">
            <text:p text:style-name="P131">15</text:p>
          </table:table-cell>
          <table:table-cell table:style-name="TableCell132">
            <text:p text:style-name="P133">25</text:p>
          </table:table-cell>
        </table:table-row>
        <table:table-row table:style-name="TableRow134">
          <table:table-cell table:style-name="TableCell135">
            <text:list text:style-name="LFO3" text:continue-numbering="true">
              <text:list-item>
                <text:p text:style-name="P136"/>
              </text:list-item>
            </text:list>
          </table:table-cell>
          <table:table-cell table:style-name="TableCell137">
            <text:p text:style-name="P138"><text:span text:style-name="T139">15</text:span><text:span text:style-name="T140">b5</text:span></text:p>
          </table:table-cell>
          <table:table-cell table:style-name="TableCell141">
            <text:p text:style-name="P142"><text:span text:style-name="T143">25</text:span></text:p>
          </table:table-cell>
        </table:table-row>
        <table:table-row table:style-name="TableRow144">
          <table:table-cell table:style-name="TableCell145">
            <text:list text:style-name="LFO3" text:continue-numbering="true">
              <text:list-item>
                <text:p text:style-name="P146"/>
              </text:list-item>
            </text:list>
          </table:table-cell>
          <table:table-cell table:style-name="TableCell147">
            <text:p text:style-name="P148"><text:span text:style-name="T149">-14b</text:span></text:p>
          </table:table-cell>
          <table:table-cell table:style-name="TableCell150">
            <text:p text:style-name="P151">not answer</text:p>
          </table:table-cell>
        </table:table-row>
        <table:table-row table:style-name="TableRow152">
          <table:table-cell table:style-name="TableCell153">
            <text:list text:style-name="LFO3" text:continue-numbering="true">
              <text:list-item>
                <text:p text:style-name="P154"/>
              </text:list-item>
            </text:list>
          </table:table-cell>
          <table:table-cell table:style-name="TableCell155">
            <text:p text:style-name="P156">14b-</text:p>
          </table:table-cell>
          <table:table-cell table:style-name="TableCell157">
            <text:p text:style-name="P158"><text:span text:style-name="T159">22</text:span></text:p>
          </table:table-cell>
        </table:table-row>
        <table:table-row table:style-name="TableRow160">
          <table:table-cell table:style-name="TableCell161">
            <text:list text:style-name="LFO3" text:continue-numbering="true">
              <text:list-item>
                <text:p text:style-name="P162"/>
              </text:list-item>
            </text:list>
          </table:table-cell>
          <table:table-cell table:style-name="TableCell163">
            <text:p text:style-name="P164">150000</text:p>
          </table:table-cell>
          <table:table-cell table:style-name="TableCell165">
            <text:p text:style-name="P166"><text:span text:style-name="T167">196854853</text:span></text:p>
          </table:table-cell>
        </table:table-row>
        <table:table-row table:style-name="TableRow168">
          <table:table-cell table:style-name="TableCell169">
            <text:list text:style-name="LFO3" text:continue-numbering="true">
              <text:list-item>
                <text:p text:style-name="P170"/>
              </text:list-item>
            </text:list>
          </table:table-cell>
          <table:table-cell table:style-name="TableCell171">
            <text:p text:style-name="P172">-</text:p>
          </table:table-cell>
          <table:table-cell table:style-name="TableCell173">
            <text:p text:style-name="P174">not answer</text:p>
          </table:table-cell>
        </table:table-row>
        <table:table-row table:style-name="TableRow175">
          <table:table-cell table:style-name="TableCell176">
            <text:list text:style-name="LFO3" text:continue-numbering="true">
              <text:list-item>
                <text:p text:style-name="P177"/>
              </text:list-item>
            </text:list>
          </table:table-cell>
          <table:table-cell table:style-name="TableCell178">
            <text:p text:style-name="P179">1</text:p>
          </table:table-cell>
          <table:table-cell table:style-name="TableCell180">
            <text:p text:style-name="P181">1</text:p>
          </table:table-cell>
        </table:table-row>
        <table:table-row table:style-name="TableRow182">
          <table:table-cell table:style-name="TableCell183">
            <text:list text:style-name="LFO3" text:continue-numbering="true">
              <text:list-item>
                <text:p text:style-name="P184"/>
              </text:list-item>
            </text:list>
          </table:table-cell>
          <table:table-cell table:style-name="TableCell185">
            <text:p text:style-name="P186">0</text:p>
          </table:table-cell>
          <table:table-cell table:style-name="TableCell187">
            <text:p text:style-name="P188">not answer</text:p>
          </table:table-cell>
        </table:table-row>
        <table:table-row table:style-name="TableRow189">
          <table:table-cell table:style-name="TableCell190">
            <text:list text:style-name="LFO3" text:continue-numbering="true">
              <text:list-item>
                <text:p text:style-name="P191"/>
              </text:list-item>
            </text:list>
          </table:table-cell>
          <table:table-cell table:style-name="TableCell192">
            <text:p text:style-name="P193">-1</text:p>
          </table:table-cell>
          <table:table-cell table:style-name="TableCell194">
            <text:p text:style-name="P195">not answer</text:p>
          </table:table-cell>
        </table:table-row>
        <table:table-row table:style-name="TableRow196">
          <table:table-cell table:style-name="TableCell197">
            <text:list text:style-name="LFO3" text:continue-numbering="true">
              <text:list-item>
                <text:p text:style-name="P198"/>
              </text:list-item>
            </text:list>
          </table:table-cell>
          <table:table-cell table:style-name="TableCell199">
            <text:p text:style-name="P200">30</text:p>
          </table:table-cell>
          <table:table-cell table:style-name="TableCell201">
            <text:p text:style-name="P202"><text:span text:style-name="T203">84</text:span></text:p>
          </table:table-cell>
        </table:table-row>
      </table:table>
      <text:p text:style-name="P204"/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ikl</meta:initial-creator>
    <dc:creator>Михаил Прокофьев</dc:creator>
    <meta:creation-date>2020-10-06T15:00:00Z</meta:creation-date>
    <dc:date>2020-10-06T15:00:00Z</dc:date>
    <meta:print-date>2020-10-06T14:49:00Z</meta:print-date>
    <meta:template xlink:href="Normal" xlink:type="simple"/>
    <meta:editing-cycles>2</meta:editing-cycles>
    <meta:editing-duration>PT0S</meta:editing-duration>
    <meta:document-statistic meta:page-count="5" meta:paragraph-count="5" meta:word-count="410" meta:character-count="2747" meta:row-count="19" meta:non-whitespace-character-count="2342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n</mml:mi>
    </mml:mrow>
  </mml:mfenced>
  <mml:mo>=</mml:mo>
  <mml:mfenced open="{" close="" separators="|">
    <mml:mrow>
      <mml:mtable>
        <mml:mtr>
          <mml:mtd>
            <mml:mrow>
              <mml:maligngroup/>
              <mml:mn>1</mml:mn>
              <mml:mo>,</mml:mo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е</mml:mi>
              <mml:mi>с</mml:mi>
              <mml:mi>л</mml:mi>
              <mml:mi>и</mml:mi>
              <mml:mi> </mml:mi>
              <mml:mi>n</mml:mi>
              <mml:mo>=</mml:mo>
              <mml:mn>1</mml:mn>
            </mml:mrow>
          </mml:mtd>
        </mml:mtr>
        <mml:mtr>
          <mml:mtd>
            <mml:mrow>
              <mml:maligngroup/>
              <mml:mrow>
                <mml:munderover>
                  <mml:mo stretchy="false">∑</mml:mo>
                  <mml:mrow>
                    <mml:mi>i</mml:mi>
                    <mml:mo>=</mml:mo>
                    <mml:mn>2</mml:mn>
                  </mml:mrow>
                  <mml:mrow>
                    <mml:mi>n</mml:mi>
                  </mml:mrow>
                </mml:munderover>
                <mml:mrow>
                  <mml:mi>f</mml:mi>
                  <mml:mfenced separators="|">
                    <mml:mrow>
                      <mml:mi>n</mml:mi>
                      <mml:mi> </mml:mi>
                      <mml:mi>d</mml:mi>
                      <mml:mi>i</mml:mi>
                      <mml:mi>v</mml:mi>
                      <mml:mi> </mml:mi>
                      <mml:mi>i</mml:mi>
                    </mml:mrow>
                  </mml:mfenced>
                  <mml:mo>,</mml:mo>
                  <mml:mi> </mml:mi>
                  <mml:mi>е</mml:mi>
                  <mml:mi>с</mml:mi>
                  <mml:mi>л</mml:mi>
                  <mml:mi>и</mml:mi>
                  <mml:mi> </mml:mi>
                  <mml:mi>n</mml:mi>
                  <mml:mo>≥</mml:mo>
                  <mml:mn>2</mml:mn>
                </mml:mrow>
              </mml:mrow>
            </mml:mrow>
          </mml:mtd>
        </mml:mtr>
      </mml:mtable>
    </mml:mrow>
  </mml:mfenced>
</mml:math>
</file>